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0" calcext:value-type="float">
            <text:p>1500</text:p>
          </table:table-cell>
          <table:table-cell table:style-name="ce7" table:formula="of:=COUNTIF([.B7:.B999998];&quot;X&quot;)" office:value-type="float" office:value="1309" calcext:value-type="float">
            <text:p>130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4" calcext:value-type="float">
            <text:p>15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6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21:57:36.6912080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0T21:58:11.937310311</dc:date>
    <meta:editing-duration>P1DT14H48M33S</meta:editing-duration>
    <meta:editing-cycles>1495</meta:editing-cycles>
    <meta:document-statistic meta:table-count="1" meta:cell-count="9057" meta:object-count="0"/>
  </office:meta>
</office:document-meta>
</file>